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0.571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s_double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dsdot</text:p>
          </table:table-cell>
          <table:table-cell office:value-type="float" office:value="181817" calcext:value-type="float">
            <text:p>181817</text:p>
          </table:table-cell>
          <table:table-cell office:value-type="float" office:value="138728" calcext:value-type="float">
            <text:p>138728</text:p>
          </table:table-cell>
        </table:table-row>
        <table:table-row table:style-name="ro1">
          <table:table-cell office:value-type="string" calcext:value-type="string">
            <text:p>ddot</text:p>
          </table:table-cell>
          <table:table-cell office:value-type="float" office:value="268688" calcext:value-type="float">
            <text:p>268688</text:p>
          </table:table-cell>
          <table:table-cell office:value-type="float" office:value="276754" calcext:value-type="float">
            <text:p>276754</text:p>
          </table:table-cell>
        </table:table-row>
        <table:table-row table:style-name="ro1">
          <table:table-cell office:value-type="string" calcext:value-type="string">
            <text:p>dasum</text:p>
          </table:table-cell>
          <table:table-cell office:value-type="float" office:value="196598" calcext:value-type="float">
            <text:p>196598</text:p>
          </table:table-cell>
          <table:table-cell office:value-type="float" office:value="132368" calcext:value-type="float">
            <text:p>132368</text:p>
          </table:table-cell>
        </table:table-row>
        <table:table-row table:style-name="ro1">
          <table:table-cell office:value-type="string" calcext:value-type="string">
            <text:p>daxpy</text:p>
          </table:table-cell>
          <table:table-cell office:value-type="float" office:value="436814" calcext:value-type="float">
            <text:p>436814</text:p>
          </table:table-cell>
          <table:table-cell office:value-type="float" office:value="442453" calcext:value-type="float">
            <text:p>442453</text:p>
          </table:table-cell>
        </table:table-row>
        <table:table-row table:style-name="ro1">
          <table:table-cell office:value-type="string" calcext:value-type="string">
            <text:p>dnrm2</text:p>
          </table:table-cell>
          <table:table-cell office:value-type="float" office:value="309027" calcext:value-type="float">
            <text:p>309027</text:p>
          </table:table-cell>
          <table:table-cell office:value-type="float" office:value="133696" calcext:value-type="float">
            <text:p>133696</text:p>
          </table:table-cell>
        </table:table-row>
        <table:table-row table:style-name="ro1">
          <table:table-cell office:value-type="string" calcext:value-type="string">
            <text:p>dscal</text:p>
          </table:table-cell>
          <table:table-cell office:value-type="float" office:value="301111" calcext:value-type="float">
            <text:p>301111</text:p>
          </table:table-cell>
          <table:table-cell office:value-type="float" office:value="298133" calcext:value-type="float">
            <text:p>298133</text:p>
          </table:table-cell>
        </table:table-row>
        <table:table-row table:style-name="ro1">
          <table:table-cell office:value-type="string" calcext:value-type="string">
            <text:p>dswap</text:p>
          </table:table-cell>
          <table:table-cell office:value-type="float" office:value="624145" calcext:value-type="float">
            <text:p>624145</text:p>
          </table:table-cell>
          <table:table-cell office:value-type="float" office:value="602544" calcext:value-type="float">
            <text:p>602544</text:p>
          </table:table-cell>
        </table:table-row>
        <table:table-row table:style-name="ro1">
          <table:table-cell office:value-type="string" calcext:value-type="string">
            <text:p>dcopy</text:p>
          </table:table-cell>
          <table:table-cell office:value-type="float" office:value="475991" calcext:value-type="float">
            <text:p>475991</text:p>
          </table:table-cell>
          <table:table-cell office:value-type="float" office:value="435861" calcext:value-type="float">
            <text:p>435861</text:p>
          </table:table-cell>
        </table:table-row>
        <table:table-row table:style-name="ro1">
          <table:table-cell office:value-type="string" calcext:value-type="string">
            <text:p>drot</text:p>
          </table:table-cell>
          <table:table-cell office:value-type="float" office:value="638044" calcext:value-type="float">
            <text:p>638044</text:p>
          </table:table-cell>
          <table:table-cell office:value-type="float" office:value="599785" calcext:value-type="float">
            <text:p>599785</text:p>
          </table:table-cell>
        </table:table-row>
        <table:table-row table:style-name="ro1">
          <table:table-cell office:value-type="string" calcext:value-type="string">
            <text:p>drotm</text:p>
          </table:table-cell>
          <table:table-cell office:value-type="float" office:value="655801" calcext:value-type="float">
            <text:p>655801</text:p>
          </table:table-cell>
          <table:table-cell office:value-type="float" office:value="602840" calcext:value-type="float">
            <text:p>602840</text:p>
          </table:table-cell>
        </table:table-row>
        <table:table-row table:style-name="ro1">
          <table:table-cell office:value-type="string" calcext:value-type="string">
            <text:p>dgemm</text:p>
          </table:table-cell>
          <table:table-cell office:value-type="float" office:value="17" calcext:value-type="float">
            <text:p>17</text:p>
          </table:table-cell>
          <table:table-cell office:value-type="float" office:value="3522" calcext:value-type="float">
            <text:p>35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33" meta:object-count="0"/>
    <meta:generator>LibreOffice/6.4.6.2$Linux_X86_64 LibreOffice_project/40$Build-2</meta:generator>
  </office:meta>
</office:document-meta>
</file>